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sans-serif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P2" style:family="paragraph" style:parent-style-name="Text_20_body">
      <style:paragraph-properties fo:margin-top="0.494cm" fo:margin-bottom="0.494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P3" style:family="paragraph" style:parent-style-name="Text_20_body">
      <style:paragraph-properties fo:margin-top="0.494cm" fo:margin-bottom="0.494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9pt" fo:font-style="normal" style:text-underline-style="none" fo:font-weight="normal" officeooo:paragraph-rsid="000ba921" style:text-blinking="false" fo:background-color="transparent" style:font-size-asian="9pt" style:font-size-complex="9pt"/>
    </style:style>
    <style:style style:name="P4" style:family="paragraph" style:parent-style-name="Text_20_body">
      <style:paragraph-properties fo:margin-top="0cm" fo:margin-bottom="0cm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9pt" fo:font-style="normal" style:text-underline-style="none" fo:font-weight="normal" officeooo:paragraph-rsid="000dc5f8" style:text-blinking="false" fo:background-color="transparent" style:font-size-asian="9pt" style:font-size-complex="9pt"/>
    </style:style>
    <style:style style:name="P5" style:family="paragraph" style:parent-style-name="Text_20_body">
      <style:paragraph-properties fo:margin-top="0cm" fo:margin-bottom="0.494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9pt" fo:font-style="normal" style:text-underline-style="none" fo:font-weight="normal" officeooo:paragraph-rsid="000dc5f8" style:text-blinking="false" fo:background-color="transparent" style:font-size-asian="9pt" style:font-size-complex="9pt"/>
    </style:style>
    <style:style style:name="P6" style:family="paragraph" style:parent-style-name="Text_20_body">
      <style:paragraph-properties fo:margin-top="0.494cm" fo:margin-bottom="0.494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9pt" fo:font-style="normal" style:text-underline-style="none" fo:font-weight="normal" style:text-blinking="false" fo:background-color="transparent" style:font-size-asian="9pt" style:font-size-complex="9pt"/>
    </style:style>
    <style:style style:name="P7" style:family="paragraph" style:parent-style-name="Text_20_body">
      <style:text-properties fo:font-variant="normal" fo:text-transform="none" fo:color="#000000" loext:opacity="100%" style:text-line-through-style="none" style:text-line-through-type="none" style:font-name="Calibri" fo:font-size="9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.49cm" fo:margin-bottom="0.49cm" style:contextual-spacing="false" fo:line-height="138%"/>
      <style:text-properties fo:font-variant="normal" fo:text-transform="none" fo:color="#000000" loext:opacity="100%" style:text-line-through-style="none" style:text-line-through-type="none" style:font-name="Calibri" fo:font-size="9pt" fo:font-style="normal" style:text-underline-style="none" fo:font-weight="normal" style:text-blinking="false" fo:background-color="transparent"/>
    </style:style>
    <style:style style:name="T1" style:family="text">
      <style:text-properties officeooo:rsid="000dc5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844e671e-7fff-2f7f-3fe5-2b78f359ba63"/>Sander Stammbach<text:line-break/>Rainweg 11</text:p>
      <text:p text:style-name="P1">4450 Sissach</text:p>
      <text:p text:style-name="P1">Schweiz<text:line-break/>Tel: +41 79 589 32 69</text:p>
      <text:p text:style-name="P5">E-Mail: sander.stammbach@oultook.com</text:p>
      <text:p text:style-name="P4"><text:span text:style-name="T1">IBM </text:span><text:line-break/>Zurich Research Laboratory,</text:p>
      <text:p text:style-name="P4">Zurich, Switzerland<text:line-break/></text:p>
      <text:p text:style-name="P2">Sissach, 05.08.2023</text:p>
      <text:p text:style-name="P2">Dear Prof. Wootten</text:p>
      <text:p text:style-name="P8">Since my master-exam, which I have done by you and Prof . Warburton I want to do my further studies in the field of quantum computing after the completion of my master’s degree. </text:p>
      <text:p text:style-name="P8">Always dedicated to becoming a Physicist, I did my Bachelors Degree in Physics at the University of Basel. I was especially interested in theoretical quantum physics, so I focused on that field during my master’s degree. In my Master-thesis I researched numerical simulations, simultaneously I worked in Professor Pott’s group on theoretical quantum thermodynamics. </text:p>
      <text:p text:style-name="P8">Being done with my master’s degree, I would now like to further my studies in a PhD Position. I am highly motivated to join IBM in the research and development of quantum computing to push the boundaries of today's technology and find breakthrough solutions to complex problems. I am fascinated by the infinite possibilities that quantum computing offers and want to contribute my knowledge and passion to help shape the future of information technology.</text:p>
      <text:p text:style-name="P8">I am able to code in Python, Fortran, Java and other programming languages. During my master studies, I had lectures about high energy particle physics and quantum field theory. <text:line-break/>I am a very resilient researcher with a high stress tolerance. During my humanitarian aid trips to the Ukrainian war zone, I learned how to keep calm in stressful situations and how to look for the best solution in view of all circumstances.</text:p>
      <text:p text:style-name="P7">I am looking forward to hearing from you!<text:line-break/>Kind regards,<text:line-break/>Sander Stammbach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sans-serif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18:23:19.350876910</meta:creation-date>
    <dc:date>2023-09-10T15:50:04.188542855</dc:date>
    <meta:editing-duration>PT30M3S</meta:editing-duration>
    <meta:editing-cycles>4</meta:editing-cycles>
    <meta:generator>LibreOffice/7.5.6.2$Linux_X86_64 LibreOffice_project/50$Build-2</meta:generator>
    <meta:document-statistic meta:table-count="0" meta:image-count="0" meta:object-count="0" meta:page-count="1" meta:paragraph-count="14" meta:word-count="271" meta:character-count="1684" meta:non-whitespace-character-count="1420"/>
  </office:meta>
</office:document-meta>
</file>